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2e36c9" officeooo:paragraph-rsid="002e36c9" style:font-weight-asian="bold" style:font-weight-complex="bold"/>
    </style:style>
    <style:style style:name="P5" style:family="paragraph" style:parent-style-name="Standard">
      <style:text-properties style:font-name="Arial" fo:font-weight="bold" officeooo:rsid="0030cdb9" officeooo:paragraph-rsid="0030cdb9" style:font-weight-asian="bold" style:font-weight-complex="bold"/>
    </style:style>
    <style:style style:name="P6" style:family="paragraph" style:parent-style-name="Standard">
      <style:text-properties style:font-name="Arial" fo:font-weight="bold" officeooo:rsid="001454d2" officeooo:paragraph-rsid="00258354" style:font-weight-asian="bold" style:font-weight-complex="bold"/>
    </style:style>
    <style:style style:name="P7" style:family="paragraph" style:parent-style-name="Standard">
      <style:text-properties style:font-name="Arial" officeooo:rsid="0015b934" officeooo:paragraph-rsid="0015b934"/>
    </style:style>
    <style:style style:name="P8" style:family="paragraph" style:parent-style-name="Standard">
      <style:text-properties style:font-name="Arial" officeooo:rsid="0015b934" officeooo:paragraph-rsid="002e36c9"/>
    </style:style>
    <style:style style:name="P9" style:family="paragraph" style:parent-style-name="Standard">
      <style:text-properties style:font-name="Arial" officeooo:rsid="001780db" officeooo:paragraph-rsid="001780db"/>
    </style:style>
    <style:style style:name="P10" style:family="paragraph" style:parent-style-name="Standard">
      <style:text-properties style:font-name="Arial" officeooo:rsid="001780db" officeooo:paragraph-rsid="002e36c9"/>
    </style:style>
    <style:style style:name="P11" style:family="paragraph" style:parent-style-name="Standard">
      <style:text-properties style:font-name="Arial" officeooo:rsid="00190185" officeooo:paragraph-rsid="00190185"/>
    </style:style>
    <style:style style:name="P12" style:family="paragraph" style:parent-style-name="Standard">
      <style:text-properties style:font-name="Arial" officeooo:paragraph-rsid="00190185"/>
    </style:style>
    <style:style style:name="P13" style:family="paragraph" style:parent-style-name="Standard">
      <style:text-properties style:font-name="Arial" officeooo:rsid="00212545" officeooo:paragraph-rsid="00212545"/>
    </style:style>
    <style:style style:name="P14" style:family="paragraph" style:parent-style-name="Standard">
      <style:text-properties style:font-name="Arial" officeooo:rsid="00212545" officeooo:paragraph-rsid="002f0c13"/>
    </style:style>
    <style:style style:name="P15" style:family="paragraph" style:parent-style-name="Standard">
      <style:text-properties style:font-name="Arial" officeooo:rsid="00214bdb" officeooo:paragraph-rsid="00214bdb"/>
    </style:style>
    <style:style style:name="P16" style:family="paragraph" style:parent-style-name="Standard">
      <style:text-properties style:font-name="Arial" officeooo:rsid="0022c130" officeooo:paragraph-rsid="0022c130"/>
    </style:style>
    <style:style style:name="P17" style:family="paragraph" style:parent-style-name="Standard">
      <style:text-properties style:font-name="Arial" officeooo:rsid="00249397" officeooo:paragraph-rsid="00249397"/>
    </style:style>
    <style:style style:name="P18" style:family="paragraph" style:parent-style-name="Standard">
      <style:text-properties style:font-name="Arial" officeooo:rsid="001633e2" officeooo:paragraph-rsid="00258354"/>
    </style:style>
    <style:style style:name="P19" style:family="paragraph" style:parent-style-name="Standard">
      <style:text-properties style:font-name="Arial" officeooo:rsid="0012def0" officeooo:paragraph-rsid="0029d1f9"/>
    </style:style>
    <style:style style:name="P20" style:family="paragraph" style:parent-style-name="Standard">
      <style:text-properties style:font-name="Arial" officeooo:rsid="0012def0" officeooo:paragraph-rsid="00258354"/>
    </style:style>
    <style:style style:name="P21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officeooo:rsid="002e36c9" officeooo:paragraph-rsid="002e36c9"/>
    </style:style>
    <style:style style:name="P25" style:family="paragraph" style:parent-style-name="Standard">
      <style:text-properties style:font-name="Arial" officeooo:rsid="002f0c13" officeooo:paragraph-rsid="002f0c13"/>
    </style:style>
    <style:style style:name="P26" style:family="paragraph" style:parent-style-name="Standard">
      <style:text-properties style:font-name="Arial" officeooo:rsid="002fab2b" officeooo:paragraph-rsid="002fab2b"/>
    </style:style>
    <style:style style:name="P27" style:family="paragraph" style:parent-style-name="Standard">
      <style:text-properties style:font-name="Arial" officeooo:rsid="00301959" officeooo:paragraph-rsid="00301959"/>
    </style:style>
    <style:style style:name="P28" style:family="paragraph" style:parent-style-name="Standard">
      <style:text-properties style:font-name="Arial" officeooo:rsid="00212545" officeooo:paragraph-rsid="002f0c13" fo:background-color="#b4c7dc"/>
    </style:style>
    <style:style style:name="P29" style:family="paragraph" style:parent-style-name="Standard">
      <style:text-properties style:font-name="Arial" officeooo:rsid="002fab2b" officeooo:paragraph-rsid="002fab2b" fo:background-color="#b4c7dc"/>
    </style:style>
    <style:style style:name="P30" style:family="paragraph" style:parent-style-name="Standard">
      <style:text-properties style:font-name="Arial" officeooo:rsid="002fab2b" officeooo:paragraph-rsid="002fab2b" fo:background-color="#ffff00"/>
    </style:style>
    <style:style style:name="P31" style:family="paragraph" style:parent-style-name="Standard">
      <style:text-properties style:font-name="Arial" officeooo:rsid="0030cdb9" officeooo:paragraph-rsid="0030cdb9"/>
    </style:style>
    <style:style style:name="P32" style:family="paragraph" style:parent-style-name="Standard">
      <style:text-properties style:font-name="Arial" officeooo:rsid="0031627e" officeooo:paragraph-rsid="0031627e"/>
    </style:style>
    <style:style style:name="P33" style:family="paragraph" style:parent-style-name="Standard">
      <style:text-properties style:font-name="Arial" officeooo:rsid="0031ed5b" officeooo:paragraph-rsid="0031ed5b"/>
    </style:style>
    <style:style style:name="P34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32e097" officeooo:paragraph-rsid="0032e097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34030a" officeooo:paragraph-rsid="0034030a" style:font-weight-asian="normal" style:font-weight-complex="normal"/>
    </style:style>
    <style:style style:name="P37" style:family="paragraph" style:parent-style-name="Standard">
      <style:text-properties style:font-name="Arial" officeooo:rsid="0034030a" officeooo:paragraph-rsid="0034030a"/>
    </style:style>
    <style:style style:name="P38" style:family="paragraph" style:parent-style-name="Standard">
      <style:text-properties style:font-name="Arial" officeooo:rsid="00341bc1" officeooo:paragraph-rsid="00341bc1"/>
    </style:style>
    <style:style style:name="P39" style:family="paragraph" style:parent-style-name="Standard">
      <style:text-properties style:font-name="Arial" officeooo:rsid="00350175" officeooo:paragraph-rsid="00350175"/>
    </style:style>
    <style:style style:name="P40" style:family="paragraph" style:parent-style-name="Standard">
      <style:paragraph-properties fo:break-before="page"/>
      <style:text-properties style:font-name="Arial" fo:font-weight="bold" officeooo:rsid="00301959" officeooo:paragraph-rsid="00301959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Arial" fo:font-weight="bold" officeooo:rsid="0031ed5b" officeooo:paragraph-rsid="0031ed5b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weight="bold" officeooo:rsid="0034030a" officeooo:paragraph-rsid="0034030a" style:font-weight-asian="bold" style:font-weight-complex="bold"/>
    </style:style>
    <style:style style:name="P43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44" style:family="paragraph" style:parent-style-name="Standard">
      <style:text-properties style:font-name="Arial" fo:font-weight="bold" officeooo:rsid="00214bdb" officeooo:paragraph-rsid="00214bdb" style:font-weight-asian="bold" style:font-weight-complex="bold"/>
    </style:style>
    <style:style style:name="P45" style:family="paragraph">
      <style:paragraph-properties fo:text-align="center" style:writing-mode="lr-tb"/>
    </style:style>
    <style:style style:name="P46" style:family="paragraph">
      <style:paragraph-properties fo:text-align="end" style:writing-mode="lr-tb"/>
    </style:style>
    <style:style style:name="P47" style:family="paragraph">
      <loext:graphic-properties draw:fill="solid" draw:fill-color="#ffffff"/>
      <style:paragraph-properties fo:text-align="center" style:writing-mode="lr-tb"/>
    </style:style>
    <style:style style:name="P48" style:family="paragraph">
      <style:paragraph-properties fo:text-align="center"/>
    </style:style>
    <style:style style:name="T1" style:family="text">
      <style:text-properties officeooo:rsid="0022c13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weight="bold" fo:background-color="#ffffff" loext:char-shading-value="0" style:font-weight-asian="bold" style:font-weight-complex="bold"/>
    </style:style>
    <style:style style:name="T4" style:family="text">
      <style:text-properties officeooo:rsid="0029d1f9"/>
    </style:style>
    <style:style style:name="T5" style:family="text">
      <style:text-properties officeooo:rsid="002e36c9"/>
    </style:style>
    <style:style style:name="T6" style:family="text">
      <style:text-properties officeooo:rsid="002f0c13"/>
    </style:style>
    <style:style style:name="T7" style:family="text">
      <style:text-properties officeooo:rsid="00301959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a6a6" loext:char-shading-value="0"/>
    </style:style>
    <style:style style:name="T10" style:family="text">
      <style:text-properties officeooo:rsid="0030cdb9"/>
    </style:style>
    <style:style style:name="T11" style:family="text">
      <style:text-properties officeooo:rsid="0031627e"/>
    </style:style>
    <style:style style:name="T12" style:family="text">
      <style:text-properties officeooo:rsid="0034030a"/>
    </style:style>
    <style:style style:name="T13" style:family="text">
      <style:text-properties officeooo:rsid="00341bc1"/>
    </style:style>
    <style:style style:name="T14" style:family="text">
      <style:text-properties officeooo:rsid="00350175"/>
    </style:style>
    <style:style style:name="T15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2.2772in" fo:padding-top="0.0035in" fo:padding-bottom="0.0035in" fo:padding-left="0.0035in" fo:padding-right="0.0035in" style:run-through="foreground"/>
      <style:paragraph-properties style:writing-mode="lr-tb"/>
    </style:style>
    <style:style style:name="gr3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1.4417in" fo:padding-top="0.0035in" fo:padding-bottom="0.0035in" fo:padding-left="0.0035in" fo:padding-right="0.0035in" style:run-through="foreground"/>
      <style:paragraph-properties style:writing-mode="lr-tb"/>
    </style:style>
    <style:style style:name="gr4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2021 <text:span text:style-name="T5">Fall</text:span>: CPSC 240</text:p>
      <text:p text:style-name="P23"><text:span text:style-name="T5">Practice </text:span>Assignment 1</text:p>
      <text:p text:style-name="P4">The Hello World Program</text:p>
      <text:p text:style-name="P1"/>
      <text:p text:style-name="P1"/>
      <text:p text:style-name="P2">Preface</text:p>
      <text:p text:style-name="P7"/>
      <text:p text:style-name="P7">This assignment welcomes you to the world of programming called “X86 Assembly Programming”.</text:p>
      <text:p text:style-name="P7"/>
      <text:p text:style-name="P7"/>
      <text:p text:style-name="P7"/>
      <text:p text:style-name="P2">Basic requirements</text:p>
      <text:p text:style-name="P7"/>
      <text:p text:style-name="P8">Make a program satisfying the structure given in the diagram that follows. <text:s text:c="2"/>The <text:span text:style-name="T5">application </text:span>purpose of the program is <text:span text:style-name="T5">that you input your name and the program says “hello” to you.</text:span></text:p>
      <text:p text:style-name="P8"/>
      <text:p text:style-name="P24">The academic purpose of this program is that you experience how to handle strings in X86. <text:s/>Notice that there are no numbers in this first assignment of the semester. <text:s/>There will be many future assignments that use both float and integer numbers.</text:p>
      <text:p text:style-name="P10"/>
      <text:p text:style-name="P9"/>
      <text:p text:style-name="P3">Calling structure</text:p>
      <text:p text:style-name="P11"/>
      <text:p text:style-name="P12"><draw:g text:anchor-type="paragraph" draw:z-index="0" draw:name="Shape1" draw:style-name="gr1"><draw:custom-shape draw:name="Forma2" draw:style-name="gr2" draw:text-style-name="P47" svg:width="2.2843in" svg:height="0.7378in" svg:x="1.0835in" svg:y="0.1638in"><text:p text:style-name="P45"/><text:p text:style-name="P45"/><text:p text:style-name="P45">welcome.cpp</text:p><text:p text:style-name="P46"><text:span text:style-name="T15"/></text:p><text:p text:style-name="P46"><text:span text:style-name="T15">C++ language</text:span></text:p><text:p text:style-name="P46"><text:span text:style-name="T15"/></text:p><draw:enhanced-geometry svg:viewBox="0 0 21600 21600" draw:type="rectangle" draw:enhanced-path="M 0 0 L 21600 0 21600 21600 0 21600 0 0 Z N"/></draw:custom-shape><draw:custom-shape draw:name="Forma2" draw:style-name="gr2" draw:text-style-name="P47" svg:width="2.2843in" svg:height="0.7378in" svg:x="1.1028in" svg:y="1.4646in"><text:p text:style-name="P45"/><text:p text:style-name="P45">hello.asm</text:p><text:p text:style-name="P46"><text:span text:style-name="T15"/></text:p><text:p text:style-name="P46"><text:span text:style-name="T15">X86 language</text:span></text:p><text:p text:style-name="P46"><text:span text:style-name="T15"/></text:p><draw:enhanced-geometry svg:viewBox="0 0 21600 21600" draw:type="rectangle" draw:enhanced-path="M 0 0 L 21600 0 21600 21600 0 21600 0 0 Z N"/></draw:custom-shape><draw:custom-shape draw:name="Forma2" draw:style-name="gr3" draw:text-style-name="P47" svg:width="1.4488in" svg:height="0.7378in" svg:x="4.6681in" svg:y="0.8772in"><text:p text:style-name="P45"/><text:p text:style-name="P45">r.sh</text:p><text:p text:style-name="P46"><text:span text:style-name="T15"/></text:p><text:p text:style-name="P46"><text:span text:style-name="T15">Bash <text:s text:c="2"/></text:span></text:p><text:p text:style-name="P46"><text:span text:style-name="T15"/></text:p><draw:enhanced-geometry svg:viewBox="0 0 21600 21600" draw:type="rectangle" draw:enhanced-path="M 0 0 L 21600 0 21600 21600 0 21600 0 0 Z N"/></draw:custom-shape><draw:line draw:name="Forma3" draw:style-name="gr4" draw:text-style-name="P48" svg:x1="2.2354in" svg:y1="0.9in" svg:x2="2.2417in" svg:y2="1.4634in"><text:p/></draw:lin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2"/>
      <text:p text:style-name="P24">The top level file begins the execution of the system. <text:s/>Its job is to welcome the user in a friendly manner. <text:s/>Typically the top level file does not know what the file below it is doing.</text:p>
      <text:p text:style-name="P24"/>
      <text:p text:style-name="P25">You many substitute C language for C++ language if you prefer. <text:s/>Later in the semester it will be required that C language be used. <text:s/>For this assignment you may choose either one.</text:p>
      <text:p text:style-name="P25"/>
      <text:p text:style-name="P25"><text:soft-page-break/>The file named hello.asm is written in X86 assembly language, which is the language you will learn this semester.</text:p>
      <text:p text:style-name="P25"/>
      <text:p text:style-name="P25">The file r.sh is written in bash. <text:s/>Bash is one example of a script language. <text:s/>You can learn enough bash for this course by downloading and studying the example programs posted at the class website.</text:p>
      <text:p text:style-name="P25"/>
      <text:p text:style-name="P25">You should know that the class website does not require a password in order to view open source knowledge. <text:s/>Knowledge (facts) should be shared freely on this earth. <text:s/>That is why a password is not required.</text:p>
      <text:p text:style-name="P25"/>
      <text:p text:style-name="P25"/>
      <text:p text:style-name="P43">Sample dialog with the program</text:p>
      <text:p text:style-name="P13"/>
      <text:p text:style-name="P28">Welcome to <text:span text:style-name="T6">this friendly ‘Hello’ program created by Jerry Long.</text:span></text:p>
      <text:p text:style-name="P14"/>
      <text:p text:style-name="P25"><text:span text:style-name="T8">Please enter your first and last names:</text:span> <text:s/><text:span text:style-name="T9">Santa Claus</text:span></text:p>
      <text:p text:style-name="P14"/>
      <text:p text:style-name="P25"><text:span text:style-name="T8">Please enter your title (Ms, Mr, Engineer, Programmer, Mathematician, Genius, etc):</text:span> <text:span text:style-name="T9">Programmer</text:span></text:p>
      <text:p text:style-name="P14"/>
      <text:p text:style-name="P26"><text:span text:style-name="T8">Hello Programmer Santa Claus. <text:s/>How has your day been so far?</text:span> <text:s text:c="2"/><text:span text:style-name="T9">Pretty good.</text:span></text:p>
      <text:p text:style-name="P26"/>
      <text:p text:style-name="P30">Pretty good is really nice.</text:p>
      <text:p text:style-name="P26"/>
      <text:p text:style-name="P30">This concludes the demonstration of the Hello program written in x86 assembly.</text:p>
      <text:p text:style-name="P26"/>
      <text:p text:style-name="P29">Stay away from viruses Santa Claus.</text:p>
      <text:p text:style-name="P26"/>
      <text:p text:style-name="P29">Bye. <text:s/>The integer zero will now be returned to the operating system.</text:p>
      <text:p text:style-name="P14"/>
      <text:p text:style-name="P14">------------------------------------------------------------------------------------------------------------</text:p>
      <text:p text:style-name="P12"/>
      <text:p text:style-name="P27">Legend. <text:s/>The text in light blue is output from the welcome module (C++ or C).</text:p>
      <text:p text:style-name="P27"/>
      <text:p text:style-name="P27">The text in yellow is output from the hello module (X86).</text:p>
      <text:p text:style-name="P12"/>
      <text:p text:style-name="P27">The text in pink is input from the keyboard.</text:p>
      <text:p text:style-name="P12"/>
      <text:p text:style-name="P12"/>
      <text:p text:style-name="P44"/>
      <text:p text:style-name="P40">The requirements of this program</text:p>
      <text:p text:style-name="P15"/>
      <text:p text:style-name="P15">The calling structure diagram must be preserved. <text:s/><text:span text:style-name="T7">That means welcome must call hello.</text:span></text:p>
      <text:p text:style-name="P15"/>
      <text:p text:style-name="P27">The source code in the hello.asm file must follow an organized internal structure. <text:s/>Assembly language is extremely difficult to read. <text:s/>To alleviate this problem organized your source files in the way the sample assembly files are organized. <text:s/><text:span text:style-name="T10">Even when you do the maximal amount of structural organization of the source code the file may still be impossible to understand by any one except the original programmer. <text:s/>Apart from this fact you still have to try to organize the X86 source file.</text:span></text:p>
      <text:p text:style-name="P15"/>
      <text:p text:style-name="P15">The program must run to completion without crashing. <text:s/><text:span text:style-name="T10">The assembly term for a runtime crash is “seg fault”.</text:span></text:p>
      <text:p text:style-name="P15"/>
      <text:p text:style-name="P15">The two source files mus<text:span text:style-name="T1">t carry the proper correct open source license.</text:span></text:p>
      <text:p text:style-name="P15"/>
      <text:p text:style-name="P16">The two source files must carry the professional identification in areas of author, program, and module.</text:p>
      <text:p text:style-name="P16"/>
      <text:p text:style-name="P16">The <text:span text:style-name="T10">one X86 file</text:span> must be block structured.</text:p>
      <text:p text:style-name="P16"/>
      <text:p text:style-name="P16">Blocks must be properly identified.</text:p>
      <text:p text:style-name="P16"/>
      <text:p text:style-name="P16">There must be no evidence of any file having been copied from a previous program. <text:s/>If comments made by the the professor or any other third party are found in the source files then the entire program is invalidated.</text:p>
      <text:p text:style-name="P15"/>
      <text:p text:style-name="P31">It is ok to copy executable source code from other programs found on the web, but don’t copy the comments found on the web. <text:s/>You must create your own comments. <text:s/><text:span text:style-name="T11">You must personalize the program to make it your own.</text:span></text:p>
      <text:p text:style-name="P31"/>
      <text:p text:style-name="P31"/>
      <text:p text:style-name="P15"/>
      <text:p text:style-name="P5">Suggested date of completion</text:p>
      <text:p text:style-name="P16"/>
      <text:p text:style-name="P32">September 6, 2021</text:p>
      <text:p text:style-name="P16"/>
      <text:p text:style-name="P32">If you finish this practice assignment by the above date you are making normal progress.</text:p>
      <text:p text:style-name="P17"/>
      <text:p text:style-name="P17"/>
      <text:p text:style-name="P33">FAQ: Why should I do this assignment? <text:s/>Answer: The midterm is open notes. <text:s/>You may want to refer to this practice assignment in order to find an answer to a question on the test.</text:p>
      <text:p text:style-name="P6"/>
      <text:p text:style-name="P41">Where to get help</text:p>
      <text:p text:style-name="P34"/>
      <text:p text:style-name="P34">Search through the posted X86 programs to find one that shows how to accomplish what you want to do in your program.</text:p>
      <text:p text:style-name="P34"/>
      <text:p text:style-name="P34">Form a question and place it in the search box of an online search engine. <text:s/>It will lead you to example showing how to do what you need to do.</text:p>
      <text:p text:style-name="P34"/>
      <text:p text:style-name="P34">Go ask one of the free tutors provided by the CPSC department. <text:s/>Tutors will announce specific hours for tutoring each week. <text:s/>You need to log in by zoom at the proper time. <text:s/>At the time of this writing (Aug 8) the hours for tutoring have not yet been announced.</text:p>
      <text:p text:style-name="P34"/>
      <text:p text:style-name="P35">The word ‘tutor’ means teacher. <text:s/>The tutor is there to teach you something. <text:s/>Be a smart student who can ask the right question. <text:s/>Don’t ask “Show me the instruction that will output the welcome message in X86.” <text:s/>That’s bad. <text:s/>Do ask “Teach me what I need to know about string-IO in X86.”</text:p>
      <text:p text:style-name="P35"/>
      <text:p text:style-name="P35">Go to the discord server dedicated to assembly programming. <text:s/>Post your question for others to see. <text:s/>Sooner or later another student who has already encountered the same issue will post an answer to your question. <text:s/>Check back later to find the solution you wanted.</text:p>
      <text:p text:style-name="P35"/>
      <text:p text:style-name="P35">Go to the weekly SI sessions. <text:s/>Here the agenda is already set by the SI leader. <text:s/>The SI leader is there to teach everyone an aspect of the 240 course. <text:s/>However, some SI leaders are willing to accept questions from the audience after the teaching session has concluded. <text:s/><text:span text:style-name="T12">Go to the SI sessions and find out if there are answers for your important question.</text:span></text:p>
      <text:p text:style-name="P35"/>
      <text:p text:style-name="P36">Use Zoom and go to the professor office hour. <text:s/>This is a public hour. <text:s/>Other student will be present to listen to your question. <text:s/>The first thing the professor will do is ask you what answers did you receive from the 5 avenues of help listed above on this page. <text:s/>Gather your records that document what happened in each of the 5 resources.</text:p>
      <text:p text:style-name="P36"><text:tab/>Sample programs</text:p>
      <text:p text:style-name="P36"><text:tab/>Search engine</text:p>
      <text:p text:style-name="P36"><text:tab/>Tutor</text:p>
      <text:p text:style-name="P36"><text:tab/>Discord</text:p>
      <text:p text:style-name="P36"><text:tab/>SI meeting</text:p>
      <text:p text:style-name="P36">Show that you diligently tried everything to obtain an answer, and all those answer failed.</text:p>
      <text:p text:style-name="P42"><text:span text:style-name="T14">Addendum: </text:span>Suggestion for enhancing your employability.</text:p>
      <text:p text:style-name="P37"/>
      <text:p text:style-name="P39">This page has nothing to do with assignment 1. <text:s/>It is related to getting a job.</text:p>
      <text:p text:style-name="P37"/>
      <text:p text:style-name="P37"/>
      <text:p text:style-name="P37"/>
      <text:p text:style-name="P37"/>
      <text:p text:style-name="P37">All potential employers are interested in what you have done during your university career. <text:s/>You should prepare for that question two years in advance of searching for a job.</text:p>
      <text:p text:style-name="P37"/>
      <text:p text:style-name="P37">The question “What did you do as a CS major?” may occur during the initial online contact or it may occur <text:span text:style-name="T13">later during a job interview. <text:s/>All job searching is done online in the modern day. <text:s/>Don’t be surprised if you encounter the question when you are first submitting your resume.</text:span></text:p>
      <text:p text:style-name="P37"/>
      <text:p text:style-name="P38">Prepare for the question by saving a copy of your best program or best project in every CS class you take. <text:s/>From every course save your best performance not matter what it is: program, term paper, project report, user guide, design charts, etc.</text:p>
      <text:p text:style-name="P38"/>
      <text:p text:style-name="P38">Initially you save all of these products in a folder in your own computer. <text:s/>I still have one called Portfolio although I don’t use it much any more.</text:p>
      <text:p text:style-name="P38"/>
      <text:p text:style-name="P38">Later you need to post your accomplishments online. <text:s/>Most professional people and most students prefer github for this purpose. <text:s/>But, you can use something if you prefer.</text:p>
      <text:p text:style-name="P38"/>
      <text:p text:style-name="P38">In your resume include a link to the location where your best products from each class are stored. <text:s/><text:span text:style-name="T14">That link is the answer to that question “What have you done during your university years?”</text:span></text:p>
      <text:p text:style-name="P38"/>
      <text:p text:style-name="P39">Good luck</text:p>
      <text:p text:style-name="P18"/>
      <text:p text:style-name="P18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Software. <text:s/>This document was created by “Libre Office Writer” word processor. <text:s/>The file is saved in an open source format known as “odt”. <text:s/>If you open this document using Microsoft software then <text:span text:style-name="T4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Office, which is available as a free downloa<text:span text:style-name="T2">d at <text:s text:c="2"/></text:span><text:span text:style-name="T3">https://www.libreoffice.org/download/download/</text:span><text:span text:style-name="T2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27:42.161642196</meta:creation-date>
    <dc:date>2021-08-13T23:42:10.872584791</dc:date>
    <meta:editing-duration>PT1H24M2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5" meta:paragraph-count="66" meta:word-count="1404" meta:character-count="8128" meta:non-whitespace-character-count="6715"/>
  </office:meta>
</office:document-meta>
</file>